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74c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254cm" svg:y="1.855cm">
            <draw:object draw:notify-on-update-of-ranges="Sheet1.A3:Sheet1.A25 Sheet1.B2:Sheet1.B2 Sheet1.B3:Sheet1.B25 Sheet1.C2:Sheet1.C2 Sheet1.C3:Sheet1.C25 Sheet1.D2:Sheet1.D2 Sheet1.D3:Sheet1.D25 Sheet1.E2:Sheet1.E2 Sheet1.E3:Sheet1.E25 Sheet1.F2:Sheet1.F2 Sheet1.F3:Sheet1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Capcity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ncentrated solar power</text:p>
          </table:table-cell>
          <table:table-cell office:value-type="string" calcext:value-type="string">
            <text:p>Solar photovoltaic</text:p>
          </table:table-cell>
          <table:table-cell office:value-type="string" calcext:value-type="string">
            <text:p>Hydropower</text:p>
          </table:table-cell>
          <table:table-cell office:value-type="string" calcext:value-type="string">
            <text:p>Offshore wind energy</text:p>
          </table:table-cell>
          <table:table-cell office:value-type="string" calcext:value-type="string">
            <text:p>Onshore wind energy</text:p>
          </table:table-cell>
          <table:table-cell table:number-columns-repeated="16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verage cost, weighted by installed capcitie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9" calcext:value-type="float">
            <text:p>419</text:p>
          </table:table-cell>
          <table:table-cell office:value-type="float" office:value="808.518" calcext:value-type="float">
            <text:p>808.518</text:p>
          </table:table-cell>
          <table:table-cell office:value-type="float" office:value="782150.25" calcext:value-type="float">
            <text:p>782150.25</text:p>
          </table:table-cell>
          <table:table-cell office:value-type="float" office:value="66.75" calcext:value-type="float">
            <text:p>66.75</text:p>
          </table:table-cell>
          <table:table-cell office:value-type="float" office:value="16874.773" calcext:value-type="float">
            <text:p>16874.773</text:p>
          </table:table-cell>
          <table:table-cell table:number-columns-repeated="16"/>
          <table:table-cell table:style-name="ce1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88.8" calcext:value-type="float">
            <text:p>388.8</text:p>
          </table:table-cell>
          <table:table-cell office:value-type="float" office:value="1094.23" calcext:value-type="float">
            <text:p>1094.23</text:p>
          </table:table-cell>
          <table:table-cell office:value-type="float" office:value="789876.4" calcext:value-type="float">
            <text:p>789876.4</text:p>
          </table:table-cell>
          <table:table-cell office:value-type="float" office:value="75.75" calcext:value-type="float">
            <text:p>75.75</text:p>
          </table:table-cell>
          <table:table-cell office:value-type="float" office:value="23892.895" calcext:value-type="float">
            <text:p>23892.895</text:p>
          </table:table-cell>
          <table:table-cell table:number-columns-repeated="16"/>
          <table:table-cell table:style-name="ce1" office:value-type="float" office:value="2001" calcext:value-type="float">
            <text:p>2001</text:p>
          </table:table-cell>
          <table:table-cell table:style-name="ce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88.8" calcext:value-type="float">
            <text:p>388.8</text:p>
          </table:table-cell>
          <table:table-cell office:value-type="float" office:value="1438.089" calcext:value-type="float">
            <text:p>1438.089</text:p>
          </table:table-cell>
          <table:table-cell office:value-type="float" office:value="802801.5" calcext:value-type="float">
            <text:p>802801.5</text:p>
          </table:table-cell>
          <table:table-cell office:value-type="float" office:value="239.75" calcext:value-type="float">
            <text:p>239.75</text:p>
          </table:table-cell>
          <table:table-cell office:value-type="float" office:value="30493.342" calcext:value-type="float">
            <text:p>30493.342</text:p>
          </table:table-cell>
          <table:table-cell table:number-columns-repeated="16"/>
          <table:table-cell table:style-name="ce1" office:value-type="float" office:value="2002" calcext:value-type="float">
            <text:p>2002</text:p>
          </table:table-cell>
          <table:table-cell table:style-name="ce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89.2" calcext:value-type="float">
            <text:p>389.2</text:p>
          </table:table-cell>
          <table:table-cell office:value-type="float" office:value="1965.81" calcext:value-type="float">
            <text:p>1965.81</text:p>
          </table:table-cell>
          <table:table-cell office:value-type="float" office:value="823108.7" calcext:value-type="float">
            <text:p>823108.7</text:p>
          </table:table-cell>
          <table:table-cell office:value-type="float" office:value="510.35" calcext:value-type="float">
            <text:p>510.35</text:p>
          </table:table-cell>
          <table:table-cell office:value-type="float" office:value="38159.605" calcext:value-type="float">
            <text:p>38159.605</text:p>
          </table:table-cell>
          <table:table-cell table:number-columns-repeated="16"/>
          <table:table-cell table:style-name="ce1" office:value-type="float" office:value="2003" calcext:value-type="float">
            <text:p>2003</text:p>
          </table:table-cell>
          <table:table-cell table:style-name="ce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89.2" calcext:value-type="float">
            <text:p>389.2</text:p>
          </table:table-cell>
          <table:table-cell office:value-type="float" office:value="3050.436" calcext:value-type="float">
            <text:p>3050.436</text:p>
          </table:table-cell>
          <table:table-cell office:value-type="float" office:value="845326.5" calcext:value-type="float">
            <text:p>845326.5</text:p>
          </table:table-cell>
          <table:table-cell office:value-type="float" office:value="595.55" calcext:value-type="float">
            <text:p>595.55</text:p>
          </table:table-cell>
          <table:table-cell office:value-type="float" office:value="47088.66" calcext:value-type="float">
            <text:p>47088.66</text:p>
          </table:table-cell>
          <table:table-cell table:number-columns-repeated="16"/>
          <table:table-cell table:style-name="ce1" office:value-type="float" office:value="2004" calcext:value-type="float">
            <text:p>2004</text:p>
          </table:table-cell>
          <table:table-cell table:style-name="ce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01.2" calcext:value-type="float">
            <text:p>401.2</text:p>
          </table:table-cell>
          <table:table-cell office:value-type="float" office:value="4546.144" calcext:value-type="float">
            <text:p>4546.144</text:p>
          </table:table-cell>
          <table:table-cell office:value-type="float" office:value="870938.9" calcext:value-type="float">
            <text:p>870938.9</text:p>
          </table:table-cell>
          <table:table-cell office:value-type="float" office:value="685.55" calcext:value-type="float">
            <text:p>685.55</text:p>
          </table:table-cell>
          <table:table-cell office:value-type="float" office:value="57722.004" calcext:value-type="float">
            <text:p>57722.004</text:p>
          </table:table-cell>
          <table:table-cell table:number-columns-repeated="16"/>
          <table:table-cell table:style-name="ce1" office:value-type="float" office:value="2005" calcext:value-type="float">
            <text:p>2005</text:p>
          </table:table-cell>
          <table:table-cell table:style-name="ce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12.2" calcext:value-type="float">
            <text:p>412.2</text:p>
          </table:table-cell>
          <table:table-cell office:value-type="float" office:value="6090.42" calcext:value-type="float">
            <text:p>6090.42</text:p>
          </table:table-cell>
          <table:table-cell office:value-type="float" office:value="894999.6" calcext:value-type="float">
            <text:p>894999.6</text:p>
          </table:table-cell>
          <table:table-cell office:value-type="float" office:value="883.55" calcext:value-type="float">
            <text:p>883.55</text:p>
          </table:table-cell>
          <table:table-cell office:value-type="float" office:value="72276.93" calcext:value-type="float">
            <text:p>72276.93</text:p>
          </table:table-cell>
          <table:table-cell table:number-columns-repeated="16"/>
          <table:table-cell table:style-name="ce1" office:value-type="float" office:value="2006" calcext:value-type="float">
            <text:p>2006</text:p>
          </table:table-cell>
          <table:table-cell table:style-name="ce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78.8" calcext:value-type="float">
            <text:p>478.8</text:p>
          </table:table-cell>
          <table:table-cell office:value-type="float" office:value="8502.737" calcext:value-type="float">
            <text:p>8502.737</text:p>
          </table:table-cell>
          <table:table-cell office:value-type="float" office:value="926110.56" calcext:value-type="float">
            <text:p>926110.56</text:p>
          </table:table-cell>
          <table:table-cell office:value-type="float" office:value="1094.05" calcext:value-type="float">
            <text:p>1094.05</text:p>
          </table:table-cell>
          <table:table-cell office:value-type="float" office:value="90447.36" calcext:value-type="float">
            <text:p>90447.36</text:p>
          </table:table-cell>
          <table:table-cell table:number-columns-repeated="16"/>
          <table:table-cell table:style-name="ce1" office:value-type="float" office:value="2007" calcext:value-type="float">
            <text:p>2007</text:p>
          </table:table-cell>
          <table:table-cell table:style-name="ce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34.8" calcext:value-type="float">
            <text:p>534.8</text:p>
          </table:table-cell>
          <table:table-cell office:value-type="float" office:value="14725.166" calcext:value-type="float">
            <text:p>14725.166</text:p>
          </table:table-cell>
          <table:table-cell office:value-type="float" office:value="957413.94" calcext:value-type="float">
            <text:p>957413.94</text:p>
          </table:table-cell>
          <table:table-cell office:value-type="float" office:value="1442.45" calcext:value-type="float">
            <text:p>1442.45</text:p>
          </table:table-cell>
          <table:table-cell office:value-type="float" office:value="114115.39" calcext:value-type="float">
            <text:p>114115.39</text:p>
          </table:table-cell>
          <table:table-cell table:number-columns-repeated="16"/>
          <table:table-cell table:style-name="ce1" office:value-type="float" office:value="2008" calcext:value-type="float">
            <text:p>2008</text:p>
          </table:table-cell>
          <table:table-cell table:style-name="ce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66.1" calcext:value-type="float">
            <text:p>766.1</text:p>
          </table:table-cell>
          <table:table-cell office:value-type="float" office:value="22836.248" calcext:value-type="float">
            <text:p>22836.248</text:p>
          </table:table-cell>
          <table:table-cell office:value-type="float" office:value="991851.4" calcext:value-type="float">
            <text:p>991851.4</text:p>
          </table:table-cell>
          <table:table-cell office:value-type="float" office:value="2133.55" calcext:value-type="float">
            <text:p>2133.55</text:p>
          </table:table-cell>
          <table:table-cell office:value-type="float" office:value="148006.03" calcext:value-type="float">
            <text:p>148006.03</text:p>
          </table:table-cell>
          <table:table-cell table:number-columns-repeated="16"/>
          <table:table-cell table:style-name="ce1" office:value-type="float" office:value="2009" calcext:value-type="float">
            <text:p>2009</text:p>
          </table:table-cell>
          <table:table-cell table:style-name="ce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65.82" calcext:value-type="float">
            <text:p>1265.82</text:p>
          </table:table-cell>
          <table:table-cell office:value-type="float" office:value="40327.344" calcext:value-type="float">
            <text:p>40327.344</text:p>
          </table:table-cell>
          <table:table-cell office:value-type="float" office:value="1025789.06" calcext:value-type="float">
            <text:p>1025789.06</text:p>
          </table:table-cell>
          <table:table-cell office:value-type="float" office:value="3055.35" calcext:value-type="float">
            <text:p>3055.35</text:p>
          </table:table-cell>
          <table:table-cell office:value-type="float" office:value="178027.3" calcext:value-type="float">
            <text:p>178027.3</text:p>
          </table:table-cell>
          <table:table-cell table:number-columns-repeated="16"/>
          <table:table-cell table:style-name="ce1" office:value-type="float" office:value="2010" calcext:value-type="float">
            <text:p>2010</text:p>
          </table:table-cell>
          <table:table-cell table:style-name="ce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04.02" calcext:value-type="float">
            <text:p>1704.02</text:p>
          </table:table-cell>
          <table:table-cell office:value-type="float" office:value="72205.45" calcext:value-type="float">
            <text:p>72205.45</text:p>
          </table:table-cell>
          <table:table-cell office:value-type="float" office:value="1057243" calcext:value-type="float">
            <text:p>1057243</text:p>
          </table:table-cell>
          <table:table-cell office:value-type="float" office:value="3775.81" calcext:value-type="float">
            <text:p>3775.81</text:p>
          </table:table-cell>
          <table:table-cell office:value-type="float" office:value="216465.45" calcext:value-type="float">
            <text:p>216465.45</text:p>
          </table:table-cell>
          <table:table-cell table:number-columns-repeated="16"/>
          <table:table-cell table:style-name="ce1" office:value-type="float" office:value="2011" calcext:value-type="float">
            <text:p>2011</text:p>
          </table:table-cell>
          <table:table-cell table:style-name="ce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66.52" calcext:value-type="float">
            <text:p>2566.52</text:p>
          </table:table-cell>
          <table:table-cell office:value-type="float" office:value="101645.445" calcext:value-type="float">
            <text:p>101645.445</text:p>
          </table:table-cell>
          <table:table-cell office:value-type="float" office:value="1090283.8" calcext:value-type="float">
            <text:p>1090283.8</text:p>
          </table:table-cell>
          <table:table-cell office:value-type="float" office:value="5333.95" calcext:value-type="float">
            <text:p>5333.95</text:p>
          </table:table-cell>
          <table:table-cell office:value-type="float" office:value="261954.84" calcext:value-type="float">
            <text:p>261954.84</text:p>
          </table:table-cell>
          <table:table-cell table:number-columns-repeated="10"/>
          <table:table-cell office:value-type="string" calcext:value-type="string">
            <text:p>https://www.iea.org/data-and-statistics/charts/average-prices-for-selected-technologies-2014-2022</text:p>
          </table:table-cell>
          <table:table-cell table:number-columns-repeated="5"/>
          <table:table-cell table:style-name="ce1" office:value-type="float" office:value="2012" calcext:value-type="float">
            <text:p>2012</text:p>
          </table:table-cell>
          <table:table-cell table:style-name="ce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42.333" calcext:value-type="float">
            <text:p>3942.333</text:p>
          </table:table-cell>
          <table:table-cell office:value-type="float" office:value="136572.14" calcext:value-type="float">
            <text:p>136572.14</text:p>
          </table:table-cell>
          <table:table-cell office:value-type="float" office:value="1137291.6" calcext:value-type="float">
            <text:p>1137291.6</text:p>
          </table:table-cell>
          <table:table-cell office:value-type="float" office:value="7171.25" calcext:value-type="float">
            <text:p>7171.25</text:p>
          </table:table-cell>
          <table:table-cell office:value-type="float" office:value="292855.53" calcext:value-type="float">
            <text:p>292855.53</text:p>
          </table:table-cell>
          <table:table-cell table:number-columns-repeated="10"/>
          <table:table-cell office:value-type="string" calcext:value-type="string">
            <text:p>Wind turbines</text:p>
          </table:table-cell>
          <table:table-cell office:value-type="string" calcext:value-type="string">
            <text:p>Solar panels</text:p>
          </table:table-cell>
          <table:table-cell office:value-type="string" calcext:value-type="string">
            <text:p>Storage batteries</text:p>
          </table:table-cell>
          <table:table-cell office:value-type="string" calcext:value-type="string">
            <text:p>EV batteries</text:p>
          </table:table-cell>
          <table:table-cell office:value-type="string" calcext:value-type="string">
            <text:p>M$/MW</text:p>
          </table:table-cell>
          <table:table-cell/>
          <table:table-cell table:style-name="ce1" office:value-type="float" office:value="2013" calcext:value-type="float">
            <text:p>2013</text:p>
          </table:table-cell>
          <table:table-cell table:style-name="ce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98.633" calcext:value-type="float">
            <text:p>4598.633</text:p>
          </table:table-cell>
          <table:table-cell office:value-type="float" office:value="176113.39" calcext:value-type="float">
            <text:p>176113.39</text:p>
          </table:table-cell>
          <table:table-cell office:value-type="float" office:value="1175663.5" calcext:value-type="float">
            <text:p>1175663.5</text:p>
          </table:table-cell>
          <table:table-cell office:value-type="float" office:value="8491.77" calcext:value-type="float">
            <text:p>8491.77</text:p>
          </table:table-cell>
          <table:table-cell office:value-type="float" office:value="340974.4" calcext:value-type="float">
            <text:p>340974.4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style-name="ce1" office:value-type="float" office:value="2014" calcext:value-type="float">
            <text:p>2014</text:p>
          </table:table-cell>
          <table:table-cell table:style-name="ce1" table:formula="of:=([.Q17]*SUM([.B17:.C17])+[.R17]*SUM([.E17:.F17]))/(SUM([.B17:.C17])+SUM([.E17:.F17]))" office:value-type="float" office:value="0.870425741180947" calcext:value-type="float">
            <text:p>0.8704257411809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849.943" calcext:value-type="float">
            <text:p>4849.943</text:p>
          </table:table-cell>
          <table:table-cell office:value-type="float" office:value="224069.56" calcext:value-type="float">
            <text:p>224069.56</text:p>
          </table:table-cell>
          <table:table-cell office:value-type="float" office:value="1210331.2" calcext:value-type="float">
            <text:p>1210331.2</text:p>
          </table:table-cell>
          <table:table-cell office:value-type="float" office:value="11717.57" calcext:value-type="float">
            <text:p>11717.57</text:p>
          </table:table-cell>
          <table:table-cell office:value-type="float" office:value="404629.56" calcext:value-type="float">
            <text:p>404629.56</text:p>
          </table:table-cell>
          <table:table-cell table:number-columns-repeated="9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style-name="ce1" office:value-type="float" office:value="2015" calcext:value-type="float">
            <text:p>2015</text:p>
          </table:table-cell>
          <table:table-cell table:style-name="ce1" table:formula="of:=([.Q18]*SUM([.B18:.C18])+[.R18]*SUM([.E18:.F18]))/(SUM([.B18:.C18])+SUM([.E18:.F18]))" office:value-type="float" office:value="0.806430190851043" calcext:value-type="float">
            <text:p>0.80643019085104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69.943" calcext:value-type="float">
            <text:p>4969.943</text:p>
          </table:table-cell>
          <table:table-cell office:value-type="float" office:value="296112.28" calcext:value-type="float">
            <text:p>296112.28</text:p>
          </table:table-cell>
          <table:table-cell office:value-type="float" office:value="1245934.6" calcext:value-type="float">
            <text:p>1245934.6</text:p>
          </table:table-cell>
          <table:table-cell office:value-type="float" office:value="14342.15" calcext:value-type="float">
            <text:p>14342.15</text:p>
          </table:table-cell>
          <table:table-cell office:value-type="float" office:value="452686.34" calcext:value-type="float">
            <text:p>452686.34</text:p>
          </table:table-cell>
          <table:table-cell table:number-columns-repeated="9"/>
          <table:table-cell office:value-type="float" office:value="2016" calcext:value-type="float">
            <text:p>2016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style-name="ce1" office:value-type="float" office:value="2016" calcext:value-type="float">
            <text:p>2016</text:p>
          </table:table-cell>
          <table:table-cell table:style-name="ce1" table:formula="of:=([.Q19]*SUM([.B19:.C19])+[.R19]*SUM([.E19:.F19]))/(SUM([.B19:.C19])+SUM([.E19:.F19]))" office:value-type="float" office:value="0.717593291398346" calcext:value-type="float">
            <text:p>0.7175932913983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069.013" calcext:value-type="float">
            <text:p>5069.013</text:p>
          </table:table-cell>
          <table:table-cell office:value-type="float" office:value="390877.56" calcext:value-type="float">
            <text:p>390877.56</text:p>
          </table:table-cell>
          <table:table-cell office:value-type="float" office:value="1270950.1" calcext:value-type="float">
            <text:p>1270950.1</text:p>
          </table:table-cell>
          <table:table-cell office:value-type="float" office:value="18837.05" calcext:value-type="float">
            <text:p>18837.05</text:p>
          </table:table-cell>
          <table:table-cell office:value-type="float" office:value="495585.84" calcext:value-type="float">
            <text:p>495585.84</text:p>
          </table:table-cell>
          <table:table-cell table:number-columns-repeated="9"/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style-name="ce1" office:value-type="float" office:value="2017" calcext:value-type="float">
            <text:p>2017</text:p>
          </table:table-cell>
          <table:table-cell table:style-name="ce1" table:formula="of:=([.Q20]*SUM([.B20:.C20])+[.R20]*SUM([.E20:.F20]))/(SUM([.B20:.C20])+SUM([.E20:.F20]))" office:value-type="float" office:value="0.617464770674102" calcext:value-type="float">
            <text:p>0.61746477067410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810.834" calcext:value-type="float">
            <text:p>5810.834</text:p>
          </table:table-cell>
          <table:table-cell office:value-type="float" office:value="483495.16" calcext:value-type="float">
            <text:p>483495.16</text:p>
          </table:table-cell>
          <table:table-cell office:value-type="float" office:value="1293743.5" calcext:value-type="float">
            <text:p>1293743.5</text:p>
          </table:table-cell>
          <table:table-cell office:value-type="float" office:value="23589.9" calcext:value-type="float">
            <text:p>23589.9</text:p>
          </table:table-cell>
          <table:table-cell office:value-type="float" office:value="540922.94" calcext:value-type="float">
            <text:p>540922.94</text:p>
          </table:table-cell>
          <table:table-cell table:number-columns-repeated="9"/>
          <table:table-cell office:value-type="float" office:value="2018" calcext:value-type="float">
            <text:p>2018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style-name="ce1" office:value-type="float" office:value="2018" calcext:value-type="float">
            <text:p>2018</text:p>
          </table:table-cell>
          <table:table-cell table:style-name="ce1" table:formula="of:=([.Q21]*SUM([.B21:.C21])+[.R21]*SUM([.E21:.F21]))/(SUM([.B21:.C21])+SUM([.E21:.F21]))" office:value-type="float" office:value="0.532158497368439" calcext:value-type="float">
            <text:p>0.53215849736843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376.984" calcext:value-type="float">
            <text:p>6376.984</text:p>
          </table:table-cell>
          <table:table-cell office:value-type="float" office:value="585867.6" calcext:value-type="float">
            <text:p>585867.6</text:p>
          </table:table-cell>
          <table:table-cell office:value-type="float" office:value="1312084.1" calcext:value-type="float">
            <text:p>1312084.1</text:p>
          </table:table-cell>
          <table:table-cell office:value-type="float" office:value="28302.6" calcext:value-type="float">
            <text:p>28302.6</text:p>
          </table:table-cell>
          <table:table-cell office:value-type="float" office:value="592538.7" calcext:value-type="float">
            <text:p>592538.7</text:p>
          </table:table-cell>
          <table:table-cell table:number-columns-repeated="9"/>
          <table:table-cell office:value-type="float" office:value="2019" calcext:value-type="float">
            <text:p>2019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1" office:value-type="float" office:value="2019" calcext:value-type="float">
            <text:p>2019</text:p>
          </table:table-cell>
          <table:table-cell table:style-name="ce1" table:formula="of:=([.Q22]*SUM([.B22:.C22])+[.R22]*SUM([.E22:.F22]))/(SUM([.B22:.C22])+SUM([.E22:.F22]))" office:value-type="float" office:value="0.492927941118471" calcext:value-type="float">
            <text:p>0.49292794111847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510.684" calcext:value-type="float">
            <text:p>6510.684</text:p>
          </table:table-cell>
          <table:table-cell office:value-type="float" office:value="713918" calcext:value-type="float">
            <text:p>713918</text:p>
          </table:table-cell>
          <table:table-cell office:value-type="float" office:value="1334077.8" calcext:value-type="float">
            <text:p>1334077.8</text:p>
          </table:table-cell>
          <table:table-cell office:value-type="float" office:value="34370.95" calcext:value-type="float">
            <text:p>34370.95</text:p>
          </table:table-cell>
          <table:table-cell office:value-type="float" office:value="697284.56" calcext:value-type="float">
            <text:p>697284.56</text:p>
          </table:table-cell>
          <table:table-cell table:number-columns-repeated="9"/>
          <table:table-cell office:value-type="float" office:value="2020" calcext:value-type="float">
            <text:p>202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1" office:value-type="float" office:value="2020" calcext:value-type="float">
            <text:p>2020</text:p>
          </table:table-cell>
          <table:table-cell table:style-name="ce1" table:formula="of:=([.Q23]*SUM([.B23:.C23])+[.R23]*SUM([.E23:.F23]))/(SUM([.B23:.C23])+SUM([.E23:.F23]))" office:value-type="float" office:value="0.49768054234464" calcext:value-type="float">
            <text:p>0.4976805423446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374.963" calcext:value-type="float">
            <text:p>6374.963</text:p>
          </table:table-cell>
          <table:table-cell office:value-type="float" office:value="855162.25" calcext:value-type="float">
            <text:p>855162.25</text:p>
          </table:table-cell>
          <table:table-cell office:value-type="float" office:value="1362714.6" calcext:value-type="float">
            <text:p>1362714.6</text:p>
          </table:table-cell>
          <table:table-cell office:value-type="float" office:value="54258.58" calcext:value-type="float">
            <text:p>54258.58</text:p>
          </table:table-cell>
          <table:table-cell office:value-type="float" office:value="769912.3" calcext:value-type="float">
            <text:p>769912.3</text:p>
          </table:table-cell>
          <table:table-cell table:number-columns-repeated="9"/>
          <table:table-cell office:value-type="float" office:value="2021" calcext:value-type="float">
            <text:p>202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2021" calcext:value-type="float">
            <text:p>2021</text:p>
          </table:table-cell>
          <table:table-cell table:style-name="ce1" table:formula="of:=([.Q24]*SUM([.B24:.C24])+[.R24]*SUM([.E24:.F24]))/(SUM([.B24:.C24])+SUM([.E24:.F24]))" office:value-type="float" office:value="0.506649965048249" calcext:value-type="float">
            <text:p>0.506649965048249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500.963" calcext:value-type="float">
            <text:p>6500.963</text:p>
          </table:table-cell>
          <table:table-cell office:value-type="float" office:value="1046614.3" calcext:value-type="float">
            <text:p>1046614.3</text:p>
          </table:table-cell>
          <table:table-cell office:value-type="float" office:value="1392598.4" calcext:value-type="float">
            <text:p>1392598.4</text:p>
          </table:table-cell>
          <table:table-cell office:value-type="float" office:value="63200.38" calcext:value-type="float">
            <text:p>63200.38</text:p>
          </table:table-cell>
          <table:table-cell office:value-type="float" office:value="835623.9" calcext:value-type="float">
            <text:p>835623.9</text:p>
          </table:table-cell>
          <table:table-cell table:number-columns-repeated="9"/>
          <table:table-cell office:value-type="float" office:value="2022" calcext:value-type="float">
            <text:p>202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1" office:value-type="float" office:value="2022" calcext:value-type="float">
            <text:p>2022</text:p>
          </table:table-cell>
          <table:table-cell table:style-name="ce1" table:formula="of:=([.Q25]*SUM([.B25:.C25])+[.R25]*SUM([.E25:.F25]))/(SUM([.B25:.C25])+SUM([.E25:.F25]))" office:value-type="float" office:value="0.523713487984807" calcext:value-type="float">
            <text:p>0.523713487984807</text:p>
          </table:table-cell>
        </table:table-row>
        <table:table-row table:style-name="ro1" table:number-rows-repeated="25">
          <table:table-cell table:number-columns-repeated="24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17"/>
        </table:table-row>
        <table:table-row table:style-name="ro1" table:number-rows-repeated="23">
          <table:table-cell table:style-name="ce1" table:number-columns-repeated="2"/>
          <table:table-cell table:number-columns-repeated="22"/>
        </table:table-row>
        <table:table-row table:style-name="ro1">
          <table:table-cell table:style-name="ce1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3:52:15.063416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Blanz</meta:initial-creator>
    <meta:creation-date>2023-08-31T09:30:01.063081519</meta:creation-date>
    <dc:date>2023-09-07T14:10:46.327041303</dc:date>
    <dc:creator>Benjamin Blanz</dc:creator>
    <meta:editing-duration>PT40M14S</meta:editing-duration>
    <meta:editing-cycles>3</meta:editing-cycles>
    <meta:generator>LibreOffice/7.5.3.2$Linux_X86_64 LibreOffice_project/50$Build-2</meta:generator>
    <meta:document-statistic meta:table-count="1" meta:cell-count="2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1.356cm" svg:y="3.205cm" style:legend-expansion="high" chart:style-name="ch2"/>
        <chart:plot-area chart:style-name="ch3" table:cell-range-address="Sheet1.A2:Sheet1.F25" chart:data-source-has-labels="both" svg:x="1.33cm" svg:y="0.179cm" svg:width="9.687cm" svg:height="8.642cm">
          <chart:coordinate-region svg:x="2.877cm" svg:y="0.378cm" svg:width="7.999cm" svg:height="7.389cm"/>
          <chart:axis chart:dimension="x" chart:name="primary-x" chart:style-name="ch4" chartooo:axis-type="auto">
            <chartooo:date-scale/>
            <chart:categories table:cell-range-address="Sheet1.A3:Sheet1.A25"/>
          </chart:axis>
          <chart:axis chart:dimension="y" chart:name="primary-y" chart:style-name="ch4">
            <chart:title svg:x="0.45cm" svg:y="5.51cm" chart:style-name="ch5">
              <text:p>Capacity MW</text:p>
            </chart:title>
            <chart:grid chart:style-name="ch6" chart:class="major"/>
          </chart:axis>
          <chart:series chart:style-name="ch7" chart:values-cell-range-address="Sheet1.B3:Sheet1.B25" chart:label-cell-address="Sheet1.B2:Sheet1.B2" chart:class="chart:area">
            <chart:data-point chart:repeated="23"/>
          </chart:series>
          <chart:series chart:style-name="ch8" chart:values-cell-range-address="Sheet1.C3:Sheet1.C25" chart:label-cell-address="Sheet1.C2:Sheet1.C2" chart:class="chart:area">
            <chart:data-point chart:repeated="23"/>
          </chart:series>
          <chart:series chart:style-name="ch9" chart:values-cell-range-address="Sheet1.D3:Sheet1.D25" chart:label-cell-address="Sheet1.D2:Sheet1.D2" chart:class="chart:area">
            <chart:data-point chart:repeated="23"/>
          </chart:series>
          <chart:series chart:style-name="ch10" chart:values-cell-range-address="Sheet1.E3:Sheet1.E25" chart:label-cell-address="Sheet1.E2:Sheet1.E2" chart:class="chart:area">
            <chart:data-point chart:repeated="23"/>
          </chart:series>
          <chart:series chart:style-name="ch11" chart:values-cell-range-address="Sheet1.F3:Sheet1.F25" chart:label-cell-address="Sheet1.F2:Sheet1.F2" chart:class="chart:area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entrated solar power</text:p>
                <draw:g>
                  <svg:desc>Sheet1.B2:Sheet1.B2</svg:desc>
                </draw:g>
              </table:table-cell>
              <table:table-cell office:value-type="string">
                <text:p>Solar photovoltaic</text:p>
                <draw:g>
                  <svg:desc>Sheet1.C2:Sheet1.C2</svg:desc>
                </draw:g>
              </table:table-cell>
              <table:table-cell office:value-type="string">
                <text:p>Hydropower</text:p>
                <draw:g>
                  <svg:desc>Sheet1.D2:Sheet1.D2</svg:desc>
                </draw:g>
              </table:table-cell>
              <table:table-cell office:value-type="string">
                <text:p>Offshore wind energy</text:p>
                <draw:g>
                  <svg:desc>Sheet1.E2:Sheet1.E2</svg:desc>
                </draw:g>
              </table:table-cell>
              <table:table-cell office:value-type="string">
                <text:p>Onshore wind energy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3:Sheet1.A25</svg:desc>
                </draw:g>
              </table:table-cell>
              <table:table-cell office:value-type="float" office:value="419">
                <text:p>419</text:p>
                <draw:g>
                  <svg:desc>Sheet1.B3:Sheet1.B25</svg:desc>
                </draw:g>
              </table:table-cell>
              <table:table-cell office:value-type="float" office:value="808.518">
                <text:p>808.518</text:p>
                <draw:g>
                  <svg:desc>Sheet1.C3:Sheet1.C25</svg:desc>
                </draw:g>
              </table:table-cell>
              <table:table-cell office:value-type="float" office:value="782150.25">
                <text:p>782150.25</text:p>
                <draw:g>
                  <svg:desc>Sheet1.D3:Sheet1.D25</svg:desc>
                </draw:g>
              </table:table-cell>
              <table:table-cell office:value-type="float" office:value="66.75">
                <text:p>66.75</text:p>
                <draw:g>
                  <svg:desc>Sheet1.E3:Sheet1.E25</svg:desc>
                </draw:g>
              </table:table-cell>
              <table:table-cell office:value-type="float" office:value="16874.773">
                <text:p>16874.773</text:p>
                <draw:g>
                  <svg:desc>Sheet1.F3:Sheet1.F25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88.8">
                <text:p>388.8</text:p>
              </table:table-cell>
              <table:table-cell office:value-type="float" office:value="1094.23">
                <text:p>1094.23</text:p>
              </table:table-cell>
              <table:table-cell office:value-type="float" office:value="789876.4">
                <text:p>789876.4</text:p>
              </table:table-cell>
              <table:table-cell office:value-type="float" office:value="75.75">
                <text:p>75.75</text:p>
              </table:table-cell>
              <table:table-cell office:value-type="float" office:value="23892.895">
                <text:p>23892.89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88.8">
                <text:p>388.8</text:p>
              </table:table-cell>
              <table:table-cell office:value-type="float" office:value="1438.089">
                <text:p>1438.089</text:p>
              </table:table-cell>
              <table:table-cell office:value-type="float" office:value="802801.5">
                <text:p>802801.5</text:p>
              </table:table-cell>
              <table:table-cell office:value-type="float" office:value="239.75">
                <text:p>239.75</text:p>
              </table:table-cell>
              <table:table-cell office:value-type="float" office:value="30493.342">
                <text:p>30493.34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89.2">
                <text:p>389.2</text:p>
              </table:table-cell>
              <table:table-cell office:value-type="float" office:value="1965.81">
                <text:p>1965.81</text:p>
              </table:table-cell>
              <table:table-cell office:value-type="float" office:value="823108.7">
                <text:p>823108.7</text:p>
              </table:table-cell>
              <table:table-cell office:value-type="float" office:value="510.35">
                <text:p>510.35</text:p>
              </table:table-cell>
              <table:table-cell office:value-type="float" office:value="38159.605">
                <text:p>38159.60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89.2">
                <text:p>389.2</text:p>
              </table:table-cell>
              <table:table-cell office:value-type="float" office:value="3050.436">
                <text:p>3050.436</text:p>
              </table:table-cell>
              <table:table-cell office:value-type="float" office:value="845326.5">
                <text:p>845326.5</text:p>
              </table:table-cell>
              <table:table-cell office:value-type="float" office:value="595.55">
                <text:p>595.55</text:p>
              </table:table-cell>
              <table:table-cell office:value-type="float" office:value="47088.66">
                <text:p>47088.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01.2">
                <text:p>401.2</text:p>
              </table:table-cell>
              <table:table-cell office:value-type="float" office:value="4546.144">
                <text:p>4546.144</text:p>
              </table:table-cell>
              <table:table-cell office:value-type="float" office:value="870938.9">
                <text:p>870938.9</text:p>
              </table:table-cell>
              <table:table-cell office:value-type="float" office:value="685.55">
                <text:p>685.55</text:p>
              </table:table-cell>
              <table:table-cell office:value-type="float" office:value="57722.004">
                <text:p>57722.00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12.2">
                <text:p>412.2</text:p>
              </table:table-cell>
              <table:table-cell office:value-type="float" office:value="6090.42">
                <text:p>6090.42</text:p>
              </table:table-cell>
              <table:table-cell office:value-type="float" office:value="894999.6">
                <text:p>894999.6</text:p>
              </table:table-cell>
              <table:table-cell office:value-type="float" office:value="883.55">
                <text:p>883.55</text:p>
              </table:table-cell>
              <table:table-cell office:value-type="float" office:value="72276.93">
                <text:p>72276.9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78.8">
                <text:p>478.8</text:p>
              </table:table-cell>
              <table:table-cell office:value-type="float" office:value="8502.737">
                <text:p>8502.737</text:p>
              </table:table-cell>
              <table:table-cell office:value-type="float" office:value="926110.56">
                <text:p>926110.56</text:p>
              </table:table-cell>
              <table:table-cell office:value-type="float" office:value="1094.05">
                <text:p>1094.05</text:p>
              </table:table-cell>
              <table:table-cell office:value-type="float" office:value="90447.36">
                <text:p>90447.3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34.8">
                <text:p>534.8</text:p>
              </table:table-cell>
              <table:table-cell office:value-type="float" office:value="14725.166">
                <text:p>14725.166</text:p>
              </table:table-cell>
              <table:table-cell office:value-type="float" office:value="957413.94">
                <text:p>957413.94</text:p>
              </table:table-cell>
              <table:table-cell office:value-type="float" office:value="1442.45">
                <text:p>1442.45</text:p>
              </table:table-cell>
              <table:table-cell office:value-type="float" office:value="114115.39">
                <text:p>114115.3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66.1">
                <text:p>766.1</text:p>
              </table:table-cell>
              <table:table-cell office:value-type="float" office:value="22836.248">
                <text:p>22836.248</text:p>
              </table:table-cell>
              <table:table-cell office:value-type="float" office:value="991851.4">
                <text:p>991851.4</text:p>
              </table:table-cell>
              <table:table-cell office:value-type="float" office:value="2133.55">
                <text:p>2133.55</text:p>
              </table:table-cell>
              <table:table-cell office:value-type="float" office:value="148006.03">
                <text:p>148006.0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65.82">
                <text:p>1265.82</text:p>
              </table:table-cell>
              <table:table-cell office:value-type="float" office:value="40327.344">
                <text:p>40327.344</text:p>
              </table:table-cell>
              <table:table-cell office:value-type="float" office:value="1025789.06">
                <text:p>1025789.06</text:p>
              </table:table-cell>
              <table:table-cell office:value-type="float" office:value="3055.35">
                <text:p>3055.35</text:p>
              </table:table-cell>
              <table:table-cell office:value-type="float" office:value="178027.3">
                <text:p>178027.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04.02">
                <text:p>1704.02</text:p>
              </table:table-cell>
              <table:table-cell office:value-type="float" office:value="72205.45">
                <text:p>72205.45</text:p>
              </table:table-cell>
              <table:table-cell office:value-type="float" office:value="1057243">
                <text:p>1057243</text:p>
              </table:table-cell>
              <table:table-cell office:value-type="float" office:value="3775.81">
                <text:p>3775.81</text:p>
              </table:table-cell>
              <table:table-cell office:value-type="float" office:value="216465.45">
                <text:p>216465.4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566.52">
                <text:p>2566.52</text:p>
              </table:table-cell>
              <table:table-cell office:value-type="float" office:value="101645.445">
                <text:p>101645.445</text:p>
              </table:table-cell>
              <table:table-cell office:value-type="float" office:value="1090283.8">
                <text:p>1090283.8</text:p>
              </table:table-cell>
              <table:table-cell office:value-type="float" office:value="5333.95">
                <text:p>5333.95</text:p>
              </table:table-cell>
              <table:table-cell office:value-type="float" office:value="261954.84">
                <text:p>261954.8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942.333">
                <text:p>3942.333</text:p>
              </table:table-cell>
              <table:table-cell office:value-type="float" office:value="136572.14">
                <text:p>136572.14</text:p>
              </table:table-cell>
              <table:table-cell office:value-type="float" office:value="1137291.6">
                <text:p>1137291.6</text:p>
              </table:table-cell>
              <table:table-cell office:value-type="float" office:value="7171.25">
                <text:p>7171.25</text:p>
              </table:table-cell>
              <table:table-cell office:value-type="float" office:value="292855.53">
                <text:p>292855.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98.633">
                <text:p>4598.633</text:p>
              </table:table-cell>
              <table:table-cell office:value-type="float" office:value="176113.39">
                <text:p>176113.39</text:p>
              </table:table-cell>
              <table:table-cell office:value-type="float" office:value="1175663.5">
                <text:p>1175663.5</text:p>
              </table:table-cell>
              <table:table-cell office:value-type="float" office:value="8491.77">
                <text:p>8491.77</text:p>
              </table:table-cell>
              <table:table-cell office:value-type="float" office:value="340974.4">
                <text:p>340974.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849.943">
                <text:p>4849.943</text:p>
              </table:table-cell>
              <table:table-cell office:value-type="float" office:value="224069.56">
                <text:p>224069.56</text:p>
              </table:table-cell>
              <table:table-cell office:value-type="float" office:value="1210331.2">
                <text:p>1210331.2</text:p>
              </table:table-cell>
              <table:table-cell office:value-type="float" office:value="11717.57">
                <text:p>11717.57</text:p>
              </table:table-cell>
              <table:table-cell office:value-type="float" office:value="404629.56">
                <text:p>404629.5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969.943">
                <text:p>4969.943</text:p>
              </table:table-cell>
              <table:table-cell office:value-type="float" office:value="296112.28">
                <text:p>296112.28</text:p>
              </table:table-cell>
              <table:table-cell office:value-type="float" office:value="1245934.6">
                <text:p>1245934.6</text:p>
              </table:table-cell>
              <table:table-cell office:value-type="float" office:value="14342.15">
                <text:p>14342.15</text:p>
              </table:table-cell>
              <table:table-cell office:value-type="float" office:value="452686.34">
                <text:p>452686.3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069.013">
                <text:p>5069.013</text:p>
              </table:table-cell>
              <table:table-cell office:value-type="float" office:value="390877.56">
                <text:p>390877.56</text:p>
              </table:table-cell>
              <table:table-cell office:value-type="float" office:value="1270950.1">
                <text:p>1270950.1</text:p>
              </table:table-cell>
              <table:table-cell office:value-type="float" office:value="18837.05">
                <text:p>18837.05</text:p>
              </table:table-cell>
              <table:table-cell office:value-type="float" office:value="495585.84">
                <text:p>495585.8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5810.834">
                <text:p>5810.834</text:p>
              </table:table-cell>
              <table:table-cell office:value-type="float" office:value="483495.16">
                <text:p>483495.16</text:p>
              </table:table-cell>
              <table:table-cell office:value-type="float" office:value="1293743.5">
                <text:p>1293743.5</text:p>
              </table:table-cell>
              <table:table-cell office:value-type="float" office:value="23589.9">
                <text:p>23589.9</text:p>
              </table:table-cell>
              <table:table-cell office:value-type="float" office:value="540922.94">
                <text:p>540922.9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376.984">
                <text:p>6376.984</text:p>
              </table:table-cell>
              <table:table-cell office:value-type="float" office:value="585867.6">
                <text:p>585867.6</text:p>
              </table:table-cell>
              <table:table-cell office:value-type="float" office:value="1312084.1">
                <text:p>1312084.1</text:p>
              </table:table-cell>
              <table:table-cell office:value-type="float" office:value="28302.6">
                <text:p>28302.6</text:p>
              </table:table-cell>
              <table:table-cell office:value-type="float" office:value="592538.7">
                <text:p>592538.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6510.684">
                <text:p>6510.684</text:p>
              </table:table-cell>
              <table:table-cell office:value-type="float" office:value="713918">
                <text:p>713918</text:p>
              </table:table-cell>
              <table:table-cell office:value-type="float" office:value="1334077.8">
                <text:p>1334077.8</text:p>
              </table:table-cell>
              <table:table-cell office:value-type="float" office:value="34370.95">
                <text:p>34370.95</text:p>
              </table:table-cell>
              <table:table-cell office:value-type="float" office:value="697284.56">
                <text:p>697284.5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6374.963">
                <text:p>6374.963</text:p>
              </table:table-cell>
              <table:table-cell office:value-type="float" office:value="855162.25">
                <text:p>855162.25</text:p>
              </table:table-cell>
              <table:table-cell office:value-type="float" office:value="1362714.6">
                <text:p>1362714.6</text:p>
              </table:table-cell>
              <table:table-cell office:value-type="float" office:value="54258.58">
                <text:p>54258.58</text:p>
              </table:table-cell>
              <table:table-cell office:value-type="float" office:value="769912.3">
                <text:p>769912.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500.963">
                <text:p>6500.963</text:p>
              </table:table-cell>
              <table:table-cell office:value-type="float" office:value="1046614.3">
                <text:p>1046614.3</text:p>
              </table:table-cell>
              <table:table-cell office:value-type="float" office:value="1392598.4">
                <text:p>1392598.4</text:p>
              </table:table-cell>
              <table:table-cell office:value-type="float" office:value="63200.38">
                <text:p>63200.38</text:p>
              </table:table-cell>
              <table:table-cell office:value-type="float" office:value="835623.9">
                <text:p>83562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